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2" style:font-weight-asian="bold" style:font-name-complex="Ubuntu2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2" style:font-name-complex="Ubuntu2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076b75" officeooo:paragraph-rsid="00076b75" style:font-name-asian="Ubuntu2" style:font-name-complex="Ubuntu2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2" style:font-style-asian="italic" style:font-weight-asian="bold" style:font-name-complex="Ubuntu2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2" style:font-style-asian="italic" style:font-name-complex="Ubuntu2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2" style:font-style-asian="normal" style:font-name-complex="Ubuntu2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2" style:font-style-asian="normal" style:font-name-complex="Ubuntu2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076b75" officeooo:paragraph-rsid="00076b75" style:font-name-asian="Ubuntu2" style:font-style-asian="normal" style:font-name-complex="Ubuntu2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2" style:font-style-asian="normal" style:font-weight-asian="bold" style:font-name-complex="Ubuntu2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2" style:font-style-asian="normal" style:font-weight-asian="bold" style:font-name-complex="Ubuntu2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076b75"/>
    </style:style>
    <style:style style:name="P12" style:family="paragraph" style:parent-style-name="Standard">
      <style:text-properties style:font-name="Ubuntu" fo:font-style="italic" fo:font-weight="bold" officeooo:rsid="00053cf5" style:font-name-asian="Ubuntu2" style:font-style-asian="italic" style:font-weight-asian="bold" style:font-name-complex="Ubuntu2" style:font-style-complex="italic" style:font-weight-complex="bold"/>
    </style:style>
    <style:style style:name="P13" style:family="paragraph" style:parent-style-name="Standard">
      <style:text-properties style:font-name="Ubuntu" officeooo:rsid="00053cf5" style:font-name-asian="Ubuntu2" style:font-name-complex="Ubuntu2"/>
    </style:style>
    <style:style style:name="P14" style:family="paragraph" style:parent-style-name="Standard">
      <style:text-properties style:font-name="Ubuntu" officeooo:rsid="00053cf5" officeooo:paragraph-rsid="000635f2" style:font-name-asian="Ubuntu2" style:font-name-complex="Ubuntu2"/>
    </style:style>
    <style:style style:name="P15" style:family="paragraph" style:parent-style-name="Standard">
      <style:text-properties style:font-name="Ubuntu" officeooo:rsid="00076b75" officeooo:paragraph-rsid="00076b75" style:font-name-asian="Ubuntu2" style:font-name-complex="Ubuntu2"/>
    </style:style>
    <style:style style:name="P16" style:family="paragraph" style:parent-style-name="Standard">
      <style:text-properties style:font-name="Ubuntu" fo:font-weight="bold" officeooo:rsid="00076b75" officeooo:paragraph-rsid="00076b75" style:font-name-asian="Ubuntu2" style:font-weight-asian="bold" style:font-name-complex="Ubuntu2" style:font-weight-complex="bold"/>
    </style:style>
    <style:style style:name="P17" style:family="paragraph" style:parent-style-name="Standard">
      <style:text-properties style:font-name="Ubuntu" fo:font-style="normal" fo:font-weight="normal" officeooo:rsid="00076b75" officeooo:paragraph-rsid="00076b75" style:font-name-asian="Ubuntu2" style:font-style-asian="normal" style:font-weight-asian="normal" style:font-name-complex="Ubuntu2" style:font-style-complex="normal" style:font-weight-complex="normal"/>
    </style:style>
    <style:style style:name="P1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9" style:family="paragraph" style:parent-style-name="Standard">
      <style:paragraph-properties fo:margin-top="0in" fo:margin-bottom="0in" loext:contextual-spacing="false"/>
      <style:text-properties fo:color="#cd003a" style:font-name="Ubuntu" fo:font-weight="bold" style:font-name-asian="Ubuntu2" style:font-weight-asian="bold" style:font-name-complex="Ubuntu2"/>
    </style:style>
    <style:style style:name="P20" style:family="paragraph" style:parent-style-name="Standard">
      <style:text-properties style:font-name="Ubuntu" fo:font-style="italic" fo:font-weight="bold" officeooo:rsid="00053cf5" officeooo:paragraph-rsid="000635f2" style:font-name-asian="Ubuntu2" style:font-style-asian="italic" style:font-weight-asian="bold" style:font-name-complex="Ubuntu2" style:font-style-complex="italic" style:font-weight-complex="bold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2" style:font-name-complex="Ubuntu2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2" style:font-name-complex="Ubuntu2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2" style:font-name-complex="Ubuntu2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2" style:font-name-complex="Ubuntu2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2" style:font-name-complex="Ubuntu2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2" style:font-name-complex="Ubuntu2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2" style:font-name-complex="Ubuntu2"/>
    </style:style>
    <style:style style:name="P28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2" style:font-name-complex="Ubuntu2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071be0" officeooo:paragraph-rsid="00071be0" style:text-blinking="false" fo:background-color="transparent" style:font-name-asian="Ubuntu2" style:font-size-asian="11pt" style:font-style-asian="normal" style:font-name-complex="Ubuntu2" style:font-size-complex="11pt" style:font-style-complex="normal"/>
    </style:style>
    <style:style style:name="P3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1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1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076b75" officeooo:paragraph-rsid="00076b75" style:text-blinking="false" fo:background-color="transparent" style:font-size-asian="11pt" style:font-size-complex="11pt"/>
    </style:style>
    <style:style style:name="T1" style:family="text">
      <style:text-properties fo:color="#cd003a" style:font-name="Ubuntu" fo:font-size="14pt" fo:font-weight="bold" style:font-name-asian="Ubuntu2" style:font-size-asian="14pt" style:font-weight-asian="bold" style:font-name-complex="Ubuntu2" style:font-size-complex="14pt"/>
    </style:style>
    <style:style style:name="T2" style:family="text">
      <style:text-properties fo:color="#cd003a" style:font-name="Ubuntu" fo:font-size="14pt" fo:font-weight="bold" officeooo:rsid="00076b75" style:font-name-asian="Ubuntu2" style:font-size-asian="14pt" style:font-weight-asian="bold" style:font-name-complex="Ubuntu2" style:font-size-complex="14pt"/>
    </style:style>
    <style:style style:name="T3" style:family="text">
      <style:text-properties fo:color="#cd003a" style:font-name="Ubuntu" fo:font-size="14pt" fo:font-style="italic" fo:font-weight="bold" officeooo:rsid="00076b75" style:font-name-asian="Ubuntu2" style:font-size-asian="14pt" style:font-style-asian="italic" style:font-weight-asian="bold" style:font-name-complex="Ubuntu2" style:font-size-complex="14pt"/>
    </style:style>
    <style:style style:name="T4" style:family="text">
      <style:text-properties style:font-name="Ubuntu" fo:font-style="italic" fo:background-color="transparent" loext:char-shading-value="0" style:font-name-asian="Ubuntu2" style:font-style-asian="italic" style:font-name-complex="Ubuntu2"/>
    </style:style>
    <style:style style:name="T5" style:family="text">
      <style:text-properties style:font-name="Ubuntu" fo:background-color="transparent" loext:char-shading-value="0" style:font-name-asian="Ubuntu2" style:font-name-complex="Ubuntu2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0635f2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76b75"/>
    </style:style>
    <style:style style:name="T10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2" style:font-style-asian="italic" style:font-name-complex="Ubuntu2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2" style:font-style-asian="italic" style:font-name-complex="Ubuntu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Projet#</text:span><text:span text:style-name="T2">2</text:span><text:span text:style-name="T1"> </text:span><text:span text:style-name="T3">Défi Intégration Simplon</text:span></text:p>
      <text:p text:style-name="P2"/>
      <text:p text:style-name="P1">Objectifs</text:p>
      <text:list xml:id="list1294231598298485017" text:style-name="WWNum1">
        <text:list-item>
          <text:p text:style-name="P21">Réaliser une maquette pour une page web.</text:p>
        </text:list-item>
        <text:list-item>
          <text:p text:style-name="P21">Utiliser HTML et CSS pour réaliser une page respectant une maquette.</text:p>
        </text:list-item>
        <text:list-item>
          <text:p text:style-name="P21">Versionner son travail sur un repo github.</text:p>
        </text:list-item>
        <text:list-item>
          <text:p text:style-name="P21">Publier une page sur internet.</text:p>
        </text:list-item>
        <text:list-item>
          <text:p text:style-name="P24">Travailler efficacement en équipe</text:p>
        </text:list-item>
      </text:list>
      <text:p text:style-name="P2"/>
      <text:p text:style-name="P1">Contexte</text:p>
      <text:p text:style-name="P3">Pour produire des pages web modernes, il faut disposer des outils adéquats : pour le volet technique mais aussi pour la gestion du projet. </text:p>
      <text:p text:style-name="P2"/>
      <text:p text:style-name="P1">Intention</text:p>
      <text:p text:style-name="P3">Apprendre à gérer un projet efficacement.</text:p>
      <text:p text:style-name="P2"/>
      <text:p text:style-name="P1">Compétence.s concernée.s</text:p>
      <text:list xml:id="list1012662926946143249" text:style-name="WWNum4">
        <text:list-item>
          <text:p text:style-name="P27">C1 : Maquetter une application</text:p>
        </text:list-item>
        <text:list-item>
          <text:p text:style-name="P27">C6: Développer des pages web<text:span text:style-name="T6"> en lien avec une base de données</text:span></text:p>
        </text:list-item>
      </text:list>
      <text:p text:style-name="P2"/>
      <text:p text:style-name="P1">Critères de réussite</text:p>
      <text:list xml:id="list4241294616419294410" text:style-name="WWNum3">
        <text:list-item>
          <text:p text:style-name="P22">La maquette respecte les contraintes exprimées.</text:p>
        </text:list-item>
        <text:list-item>
          <text:p text:style-name="P22">La page web est lisible sans feuille de style.</text:p>
        </text:list-item>
        <text:list-item>
          <text:p text:style-name="P28">Le projet est bien présent dans un repo github dont le lien est fourni par l’apprenant. </text:p>
        </text:list-item>
        <text:list-item>
          <text:p text:style-name="P22">Les différents commits réalisés correspondent bien aux différentes étapes du projet. </text:p>
        </text:list-item>
        <text:list-item>
          <text:p text:style-name="P22">L’adresse web de la page internet est fournie. </text:p>
        </text:list-item>
        <text:list-item>
          <text:p text:style-name="P22">La page internet est bien publique.</text:p>
        </text:list-item>
        <text:list-item>
          <text:p text:style-name="P22">La page est lisible sur plusieurs navigateurs. </text:p>
        </text:list-item>
        <text:list-item>
          <text:p text:style-name="P22">L’adresse web de la page internet se trouve bien dans le readme du repo github.</text:p>
        </text:list-item>
        <text:list-item>
          <text:p text:style-name="P22">La page internet correspond bien à la maquette réalisée.</text:p>
        </text:list-item>
        <text:list-item>
          <text:p text:style-name="P25">La page internet réalisée ressemble bien au modèle.</text:p>
        </text:list-item>
        <text:list-item>
          <text:p text:style-name="P25">Le Kaban est complet, détaillé et reflète bien le déroulement du projet. </text:p>
        </text:list-item>
        <text:list-item>
          <text:p text:style-name="P25">Le journal de bord est bien incrémenté chaque jour.</text:p>
        </text:list-item>
      </text:list>
      <text:p text:style-name="P2"/>
      <text:p text:style-name="P1">Livrable.s</text:p>
      <text:list xml:id="list1857781402934353392" text:style-name="WWNum2">
        <text:list-item>
          <text:p text:style-name="P23">Adresse du repo github.</text:p>
        </text:list-item>
        <text:list-item>
          <text:p text:style-name="P23">Adresse de la page internet.</text:p>
        </text:list-item>
        <text:list-item>
          <text:p text:style-name="P23">Maquette de la page internet au format papier.</text:p>
        </text:list-item>
        <text:list-item>
          <text:p text:style-name="P26">Kanban Board.</text:p>
        </text:list-item>
        <text:list-item>
          <text:p text:style-name="P26">Journal de bord.</text:p>
        </text:list-item>
      </text:list>
      <text:p text:style-name="P19"/>
      <text:p text:style-name="P5"/>
      <text:p text:style-name="P11"><text:span text:style-name="T5">A envoyer par mail :</text:span><text:span text:style-name="T4"> </text:span><text:span text:style-name="T10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1">simplon_stgau_formateurs@framalistes.org</text:span></text:a></text:p>
      <text:p text:style-name="P2"/>
      <text:p text:style-name="P2">Travail <text:span text:style-name="T9">par trinôme</text:span>.</text:p>
      <text:p text:style-name="P2"/>
      <text:p text:style-name="P1">Réalisation attendues</text:p>
      <text:p text:style-name="P17">Ce projet consiste à reproduire la page d’accueil du site simplon.co.</text:p>
      <text:p text:style-name="P12"><text:soft-page-break/>Réaliser <text:s text:c="2"/>la <text:s text:c="2"/>maquette <text:s text:c="2"/>(wireframe) <text:s text:c="2"/>de <text:s text:c="2"/>votre <text:s text:c="2"/>page <text:s text:c="2"/>internet <text:s text:c="2"/>au <text:s text:c="2"/>format <text:s text:c="2"/>papier <text:s text:c="2"/>en <text:s text:c="2"/>respectant la <text:s/>demande suivante. </text:p>
      <text:p text:style-name="P15">Pour cela, décomposez aussi précisément que possible la page.</text:p>
      <text:p text:style-name="P13"/>
      <text:p text:style-name="P20">Réaliser <text:s text:c="2"/>la <text:s text:c="2"/>page <text:s text:c="2"/>internet <text:s text:c="2"/>correspondant <text:s text:c="2"/>à <text:s text:c="2"/>votre <text:s text:c="2"/>maquette.</text:p>
      <text:p text:style-name="P14">Les <text:s/>fichiers <text:s/>de <text:s/>la <text:s/>page <text:s/>internet <text:s/>sont <text:s/>mis <text:s/>sur <text:s/>un <text:s/>dépôt <text:s/>GitHub <text:s/>personnel </text:p>
      <text:p text:style-name="P14"/>
      <text:p text:style-name="P16">Tenir un journal de bord.</text:p>
      <text:p text:style-name="P15">Chaque jour, chaque membre de l’équipe renseigne ce qu’il a effectué dans la journée. Ensuite, un mail est envoyé aux formateurs avec l’ensemble de ces informations.</text:p>
      <text:p text:style-name="P15"/>
      <text:p text:style-name="P16">Kanban.</text:p>
      <text:p text:style-name="P15">Avec l’outil de votre choix, constituez un Kanban qui vous servira à recenser les tâches à effectuer, leur répartition mais aussi leur avancement.</text:p>
      <text:p text:style-name="P6"><text:s/></text:p>
      <text:p text:style-name="P4">Publier <text:s/>une <text:s/>page <text:s/>internet </text:p>
      <text:p text:style-name="P8">Maintenant, vous savez faire.</text:p>
      <text:p text:style-name="P6"/>
      <text:p text:style-name="P10">Conseils</text:p>
      <text:list xml:id="list6966515136595709035" text:style-name="L1">
        <text:list-item>
          <text:p text:style-name="P29"><text:bookmark text:name="docs-internal-guid-0c81bf79-da8d-d020-2bf7-ab8cf2ac3014"/>Faire des synchronisations régulières que vous fixez à l'avance</text:p>
        </text:list-item>
        <text:list-item>
          <text:p text:style-name="P30">Prendre le temps de bien se répartir le travail</text:p>
        </text:list-item>
        <text:list-item>
          <text:p text:style-name="P30">Aider les autres</text:p>
        </text:list-item>
        <text:list-item>
          <text:p text:style-name="P30">Garder son calme et rester professionnel</text:p>
        </text:list-item>
        <text:list-item>
          <text:p text:style-name="P30">Bien définir les tâches de chacun</text:p>
        </text:list-item>
        <text:list-item>
          <text:p text:style-name="P31">Jouer collectif, seul vous n'irez pas loin</text:p>
        </text:list-item>
        <text:list-item>
          <text:p text:style-name="P32">N’oubliez pas que vous avez d’autres exercices et projets à rendre</text:p>
        </text:list-item>
      </text:list>
      <text:p text:style-name="P7"/>
      <text:p text:style-name="P7"/>
      <text:p text:style-name="P9">Bonus</text:p>
      <text:p text:style-name="P8">Comment intégrer l’animation de chargement de la page ?</text:p>
      <text:p text:style-name="P8">Comment procéder pour que la réalisation des autres pages du site soit plus facil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9T11:17:06.186095642</dc:date>
    <meta:editing-duration>PT28M57S</meta:editing-duration>
    <meta:editing-cycles>5</meta:editing-cycles>
    <meta:document-statistic meta:table-count="0" meta:image-count="0" meta:object-count="0" meta:page-count="2" meta:paragraph-count="59" meta:word-count="471" meta:character-count="2841" meta:non-whitespace-character-count="2394"/>
  </office:meta>
</office:document-meta>
</file>